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99cc0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99cc0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99cc0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99cc0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99cc0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#99cc0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99cc0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99cc0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#99cc0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#99cc0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99cc0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#99cc0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#99cc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#99cc0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#99cc0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#99cc0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General">
      <style:table-cell-properties fo:background-color="#99cc0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#99cc0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General">
      <style:table-cell-properties fo:background-color="#99cc0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General">
      <style:table-cell-properties fo:background-color="#99cc0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" style:family="table-cell" style:data-style-name="General">
      <style:table-cell-properties fo:background-color="#99cc0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3" style:family="table-cell" style:data-style-name="General">
      <style:table-cell-properties fo:background-color="#99cc0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General">
      <style:table-cell-properties fo:background-color="#99cc0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5" style:family="table-cell" style:data-style-name="General">
      <style:table-cell-properties fo:background-color="#99cc0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6" style:family="table-cell" style:data-style-name="General">
      <style:table-cell-properties fo:background-color="#99cc0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7" style:family="table-cell" style:data-style-name="General">
      <style:table-cell-properties fo:background-color="#99cc0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8" style:family="table-cell" style:data-style-name="General">
      <style:table-cell-properties fo:background-color="#99cc0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9" style:family="table-cell" style:data-style-name="General">
      <style:table-cell-properties fo:background-color="#99cc0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0" style:family="table-cell" style:data-style-name="General">
      <style:table-cell-properties fo:background-color="#99cc0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1" style:family="table-cell" style:data-style-name="General">
      <style:table-cell-properties fo:background-color="#99cc0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2" style:family="table-cell" style:data-style-name="General">
      <style:table-cell-properties fo:background-color="#99cc0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3" style:family="table-cell" style:data-style-name="General">
      <style:table-cell-properties fo:background-color="#99cc0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4" style:family="table-cell" style:data-style-name="General">
      <style:table-cell-properties fo:background-color="#99cc0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5" style:family="table-cell" style:data-style-name="General">
      <style:table-cell-properties fo:background-color="#99cc0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6" style:family="table-cell" style:data-style-name="General">
      <style:table-cell-properties fo:background-color="#ff990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7" style:family="table-cell" style:data-style-name="General">
      <style:table-cell-properties fo:background-color="#99cc0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8" style:family="table-cell" style:data-style-name="General">
      <style:table-cell-properties fo:background-color="#99cc0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9" style:family="table-cell" style:data-style-name="General">
      <style:table-cell-properties fo:background-color="#99cc0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0" style:family="table-cell" style:data-style-name="General">
      <style:table-cell-properties fo:background-color="#99cc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1" style:family="table-cell" style:data-style-name="General">
      <style:table-cell-properties fo:background-color="#ff990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2" style:family="table-cell" style:data-style-name="General">
      <style:table-cell-properties fo:background-color="#99cc0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3" style:family="table-cell" style:data-style-name="General">
      <style:table-cell-properties fo:background-color="#ff990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4" style:family="table-cell" style:data-style-name="General">
      <style:table-cell-properties fo:background-color="#99cc0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5" style:family="table-cell" style:data-style-name="General">
      <style:table-cell-properties fo:background-color="#99cc0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6" style:family="table-cell" style:data-style-name="General">
      <style:table-cell-properties fo:background-color="#99cc0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7" style:family="table-cell" style:data-style-name="General">
      <style:table-cell-properties fo:background-color="#99cc0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8" style:family="table-cell" style:data-style-name="General">
      <style:table-cell-properties fo:background-color="#99cc0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9" style:family="table-cell" style:data-style-name="General">
      <style:table-cell-properties fo:background-color="#99cc0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0" style:family="table-cell" style:data-style-name="General">
      <style:table-cell-properties fo:background-color="#99cc0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1" style:family="table-cell" style:data-style-name="General">
      <style:table-cell-properties fo:background-color="#99cc0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2" style:family="table-cell" style:data-style-name="General">
      <style:table-cell-properties fo:background-color="#99cc0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3" style:family="table-cell" style:data-style-name="General">
      <style:table-cell-properties fo:background-color="#99cc0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4" style:family="table-cell" style:data-style-name="General">
      <style:table-cell-properties fo:background-color="#99cc0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5" style:family="table-cell" style:data-style-name="General">
      <style:table-cell-properties fo:background-color="#99cc0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6" style:family="table-cell" style:data-style-name="General">
      <style:table-cell-properties fo:background-color="#99cc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7" style:family="table-cell" style:data-style-name="General">
      <style:table-cell-properties fo:background-color="#99cc0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8" style:family="table-cell" style:data-style-name="General">
      <style:table-cell-properties fo:background-color="#99cc0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9" style:family="table-cell" style:data-style-name="General">
      <style:table-cell-properties fo:background-color="#99cc0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0" style:family="table-cell" style:data-style-name="General">
      <style:table-cell-properties fo:background-color="#99cc0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1" style:family="table-cell" style:data-style-name="General">
      <style:table-cell-properties fo:background-color="#99cc0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2" style:family="table-cell" style:data-style-name="General">
      <style:table-cell-properties fo:background-color="#99cc0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7" style:family="table-cell" style:data-style-name="General">
      <style:table-cell-properties fo:background-color="#99cc0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8" style:family="table-cell" style:data-style-name="General">
      <style:table-cell-properties fo:background-color="#99cc0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9" style:family="table-cell" style:data-style-name="General">
      <style:table-cell-properties fo:background-color="#99cc0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0" style:family="table-cell" style:data-style-name="General">
      <style:table-cell-properties fo:background-color="#99cc0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1" style:family="table-cell" style:data-style-name="General">
      <style:table-cell-properties fo:background-color="#99cc0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2" style:family="table-cell" style:data-style-name="General">
      <style:table-cell-properties fo:background-color="#99cc0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4" style:family="table-cell" style:data-style-name="General">
      <style:table-cell-properties fo:background-color="#99cc0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5" style:family="table-cell" style:data-style-name="General">
      <style:table-cell-properties fo:background-color="#99cc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6" style:family="table-cell" style:data-style-name="General">
      <style:table-cell-properties fo:background-color="#99cc0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7" style:family="table-cell" style:data-style-name="General">
      <style:table-cell-properties fo:background-color="#99cc0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8" style:family="table-cell" style:data-style-name="General">
      <style:table-cell-properties fo:background-color="#99cc0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9" style:family="table-cell" style:data-style-name="General">
      <style:table-cell-properties fo:background-color="#99cc0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0" style:family="table-cell" style:data-style-name="General">
      <style:table-cell-properties fo:background-color="#99cc0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1" style:family="table-cell" style:data-style-name="General">
      <style:table-cell-properties fo:background-color="#99cc0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2" style:family="table-cell" style:data-style-name="General">
      <style:table-cell-properties fo:background-color="#99cc0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3" style:family="table-cell" style:data-style-name="General">
      <style:table-cell-properties fo:background-color="#99cc0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4" style:family="table-cell" style:data-style-name="General">
      <style:table-cell-properties fo:background-color="#99cc0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5" style:family="table-cell" style:data-style-name="General">
      <style:table-cell-properties fo:background-color="#99cc0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6" style:family="table-cell" style:data-style-name="General">
      <style:table-cell-properties fo:background-color="#99cc0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7" style:family="table-cell" style:data-style-name="General">
      <style:table-cell-properties fo:background-color="#99cc0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8" style:family="table-cell" style:data-style-name="General">
      <style:table-cell-properties fo:background-color="#99cc0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9" style:family="table-cell" style:data-style-name="General">
      <style:table-cell-properties fo:background-color="#99cc0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0" style:family="table-cell" style:data-style-name="General">
      <style:table-cell-properties fo:background-color="#99cc0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1" style:family="table-cell" style:data-style-name="General">
      <style:table-cell-properties fo:background-color="#ff990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2" style:family="table-cell" style:data-style-name="General">
      <style:table-cell-properties fo:background-color="#99cc0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3" style:family="table-cell" style:data-style-name="General">
      <style:table-cell-properties fo:background-color="#99cc0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4" style:family="table-cell" style:data-style-name="General">
      <style:table-cell-properties fo:background-color="#99cc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5" style:family="table-cell" style:data-style-name="General">
      <style:table-cell-properties fo:background-color="#ff990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6" style:family="table-cell" style:data-style-name="General">
      <style:table-cell-properties fo:background-color="#99cc0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7" style:family="table-cell" style:data-style-name="General">
      <style:table-cell-properties fo:background-color="#99cc0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8" style:family="table-cell" style:data-style-name="General">
      <style:table-cell-properties fo:background-color="#99cc0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9" style:family="table-cell" style:data-style-name="General">
      <style:table-cell-properties fo:background-color="#ff990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0" style:family="table-cell" style:data-style-name="General">
      <style:table-cell-properties fo:background-color="#99cc0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1" style:family="table-cell" style:data-style-name="General">
      <style:table-cell-properties fo:background-color="#99cc0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2" style:family="table-cell" style:data-style-name="General">
      <style:table-cell-properties fo:background-color="#99cc0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3" style:family="table-cell" style:data-style-name="General">
      <style:table-cell-properties fo:background-color="#99cc0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4" style:family="table-cell" style:data-style-name="General">
      <style:table-cell-properties fo:background-color="#99cc0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5" style:family="table-cell" style:data-style-name="General">
      <style:table-cell-properties fo:background-color="#99cc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6" style:family="table-cell" style:data-style-name="General">
      <style:table-cell-properties fo:background-color="#99cc0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7" style:family="table-cell" style:data-style-name="General">
      <style:table-cell-properties fo:background-color="#99cc0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8" style:family="table-cell" style:data-style-name="General">
      <style:table-cell-properties fo:background-color="#99cc0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ROW-1" style:family="table-row"/>
    <style:style style:name="AROW-2" style:family="table-row">
      <style:table-row-properties style:row-height="1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 table:number-columns-repeated="23"/>
        <table:table-column table:style-name="ACOL-0" table:number-columns-repeated="233"/>
        <table:table-row table:style-name="AROW-0">
          <table:table-cell table:style-name="Gnumeric-default" office:value-type="string">
            <text:p>S'</text:p>
          </table:table-cell>
          <table:table-cell table:style-name="Gnumeric-default" office:value-type="string">
            <text:p>S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S</text:p>
          </table:table-cell>
          <table:table-cell table:style-name="Gnumeric-default" office:value-type="string">
            <text:p>Xa</text:p>
          </table:table-cell>
          <table:table-cell table:style-name="Gnumeric-default"/>
          <table:table-cell table:style-name="ACE-5" office:value-type="string">
            <text:p>S'</text:p>
          </table:table-cell>
          <table:table-cell table:style-name="ACE-13" office:value-type="string">
            <text:p>.S</text:p>
          </table:table-cell>
          <table:table-cell table:style-name="ACE-23" office:value-type="string">
            <text:p>$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X</text:p>
          </table:table-cell>
          <table:table-cell table:style-name="Gnumeric-default" office:value-type="string">
            <text:p>Xb</text:p>
          </table:table-cell>
          <table:table-cell table:style-name="Gnumeric-default"/>
          <table:table-cell table:style-name="ACE-6" office:value-type="string">
            <text:p>S</text:p>
          </table:table-cell>
          <table:table-cell table:style-name="ACE-14" office:value-type="string">
            <text:p>.Xa</text:p>
          </table:table-cell>
          <table:table-cell table:style-name="ACE-24" office:value-type="string">
            <text:p>$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Ya</text:p>
          </table:table-cell>
          <table:table-cell table:style-name="Gnumeric-default"/>
          <table:table-cell table:style-name="ACE-6" office:value-type="string">
            <text:p>X</text:p>
          </table:table-cell>
          <table:table-cell table:style-name="ACE-14" office:value-type="string">
            <text:p>.Xb</text:p>
          </table:table-cell>
          <table:table-cell table:style-name="ACE-24" office:value-type="string">
            <text:p>a,b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Y</text:p>
          </table:table-cell>
          <table:table-cell table:style-name="Gnumeric-default" office:value-type="string">
            <text:p>aXc</text:p>
          </table:table-cell>
          <table:table-cell table:style-name="Gnumeric-default"/>
          <table:table-cell table:style-name="ACE-7"/>
          <table:table-cell table:style-name="ACE-15" office:value-type="string">
            <text:p>.bYa</text:p>
          </table:table-cell>
          <table:table-cell table:style-name="ACE-25" office:value-type="string">
            <text:p>a,b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XZ</text:p>
          </table:table-cell>
          <table:table-cell table:style-name="Gnumeric-default"/>
          <table:table-cell table:style-name="Gnumeric-default" office:value-type="string">
            <text:p>0 S 1</text:p>
          </table:table-cell>
          <table:table-cell table:number-columns-repeated="3" table:style-name="Gnumeric-default"/>
          <table:table-cell table:style-name="Gnumeric-default" office:value-type="string">
            <text:p>0 X 2</text:p>
          </table:table-cell>
          <table:table-cell table:number-columns-repeated="3" table:style-name="Gnumeric-default"/>
          <table:table-cell table:style-name="Gnumeric-default" office:value-type="string">
            <text:p>0 b 3</text:p>
          </table:table-cell>
          <table:table-cell table:number-columns-repeated="244" table:style-name="Gnumeric-default"/>
        </table:table-row>
        <table:table-row table:style-name="AROW-0">
          <table:table-cell table:style-name="Gnumeric-default" office:value-type="string">
            <text:p>Z</text:p>
          </table:table-cell>
          <table:table-cell table:style-name="Gnumeric-default" office:value-type="string">
            <text:p>cc</text:p>
          </table:table-cell>
          <table:table-cell table:style-name="Gnumeric-default"/>
          <table:table-cell table:style-name="ACE-8" office:value-type="string">
            <text:p>S'</text:p>
          </table:table-cell>
          <table:table-cell table:style-name="ACE-16" office:value-type="string">
            <text:p>S.</text:p>
          </table:table-cell>
          <table:table-cell table:style-name="ACE-26" office:value-type="string">
            <text:p>$</text:p>
          </table:table-cell>
          <table:table-cell table:style-name="Gnumeric-default"/>
          <table:table-cell table:style-name="ACE-5" office:value-type="string">
            <text:p>S</text:p>
          </table:table-cell>
          <table:table-cell table:style-name="ACE-13" office:value-type="string">
            <text:p>X.a</text:p>
          </table:table-cell>
          <table:table-cell table:style-name="ACE-23" office:value-type="string">
            <text:p>$</text:p>
          </table:table-cell>
          <table:table-cell table:style-name="Gnumeric-default"/>
          <table:table-cell table:style-name="ACE-5" office:value-type="string">
            <text:p>X</text:p>
          </table:table-cell>
          <table:table-cell table:style-name="ACE-13" office:value-type="string">
            <text:p>b.Ya</text:p>
          </table:table-cell>
          <table:table-cell table:style-name="ACE-23" office:value-type="string">
            <text:p>a,b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ps</text:p>
          </table:table-cell>
          <table:table-cell table:number-columns-repeated="5" table:style-name="Gnumeric-default"/>
          <table:table-cell table:style-name="ACE-7" office:value-type="string">
            <text:p>X</text:p>
          </table:table-cell>
          <table:table-cell table:style-name="ACE-15" office:value-type="string">
            <text:p>X.b</text:p>
          </table:table-cell>
          <table:table-cell table:style-name="ACE-25" office:value-type="string">
            <text:p>a,b</text:p>
          </table:table-cell>
          <table:table-cell table:style-name="Gnumeric-default"/>
          <table:table-cell table:style-name="ACE-6" office:value-type="string">
            <text:p>Y</text:p>
          </table:table-cell>
          <table:table-cell table:style-name="ACE-14" office:value-type="string">
            <text:p>.aXc</text:p>
          </table:table-cell>
          <table:table-cell table:style-name="ACE-24" office:value-type="string">
            <text:p>a</text:p>
          </table:table-cell>
          <table:table-cell table:number-columns-repeated="242" table:style-name="Gnumeric-default"/>
        </table:table-row>
        <table:table-row table:style-name="AROW-0">
          <table:table-cell table:number-columns-repeated="11" table:style-name="Gnumeric-default"/>
          <table:table-cell table:style-name="ACE-6"/>
          <table:table-cell table:style-name="ACE-14" office:value-type="string">
            <text:p>.a</text:p>
          </table:table-cell>
          <table:table-cell table:style-name="ACE-24" office:value-type="string">
            <text:p>a</text:p>
          </table:table-cell>
          <table:table-cell table:number-columns-repeated="242" table:style-name="Gnumeric-default"/>
        </table:table-row>
        <table:table-row table:style-name="AROW-0">
          <table:table-cell table:number-columns-repeated="11" table:style-name="Gnumeric-default"/>
          <table:table-cell table:style-name="ACE-7"/>
          <table:table-cell table:style-name="ACE-15" office:value-type="string">
            <text:p>.aXZ</text:p>
          </table:table-cell>
          <table:table-cell table:style-name="ACE-25" office:value-type="string">
            <text:p>a</text:p>
          </table:table-cell>
          <table:table-cell table:number-columns-repeated="242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number-columns-repeated="3" table:style-name="Gnumeric-default"/>
          <table:table-cell table:style-name="Gnumeric-default" office:value-type="string">
            <text:p>2 a 4</text:p>
          </table:table-cell>
          <table:table-cell table:number-columns-repeated="3" table:style-name="Gnumeric-default"/>
          <table:table-cell table:style-name="Gnumeric-default" office:value-type="string">
            <text:p>2 b 5</text:p>
          </table:table-cell>
          <table:table-cell table:number-columns-repeated="3" table:style-name="Gnumeric-default"/>
          <table:table-cell table:style-name="Gnumeric-default" office:value-type="string">
            <text:p>3 Y 6</text:p>
          </table:table-cell>
          <table:table-cell table:number-columns-repeated="3" table:style-name="Gnumeric-default"/>
          <table:table-cell table:style-name="Gnumeric-default" office:value-type="string">
            <text:p>3 a 7</text:p>
          </table:table-cell>
          <table:table-cell table:number-columns-repeated="2" table:style-name="Gnumeric-default"/>
          <table:table-cell table:style-name="Gnumeric-default" office:value-type="string">
            <text:p>remarks</text:p>
          </table:table-cell>
          <table:table-cell table:number-columns-repeated="237" table:style-name="Gnumeric-default"/>
        </table:table-row>
        <table:table-row table:style-name="AROW-0">
          <table:table-cell table:number-columns-repeated="3" table:style-name="Gnumeric-default"/>
          <table:table-cell table:style-name="ACE-9" office:value-type="string">
            <text:p>S</text:p>
          </table:table-cell>
          <table:table-cell table:style-name="ACE-17" office:value-type="string">
            <text:p>Xa.</text:p>
          </table:table-cell>
          <table:table-cell table:style-name="ACE-27" office:value-type="string">
            <text:p>$</text:p>
          </table:table-cell>
          <table:table-cell table:style-name="Gnumeric-default"/>
          <table:table-cell table:style-name="ACE-9" office:value-type="string">
            <text:p>X</text:p>
          </table:table-cell>
          <table:table-cell table:style-name="ACE-17" office:value-type="string">
            <text:p>Xb.</text:p>
          </table:table-cell>
          <table:table-cell table:style-name="ACE-27" office:value-type="string">
            <text:p>a,b</text:p>
          </table:table-cell>
          <table:table-cell table:style-name="Gnumeric-default"/>
          <table:table-cell table:style-name="ACE-9" office:value-type="string">
            <text:p>X</text:p>
          </table:table-cell>
          <table:table-cell table:style-name="ACE-17" office:value-type="string">
            <text:p>bY.a</text:p>
          </table:table-cell>
          <table:table-cell table:style-name="ACE-27" office:value-type="string">
            <text:p>a,b</text:p>
          </table:table-cell>
          <table:table-cell table:style-name="Gnumeric-default"/>
          <table:table-cell table:style-name="ACE-52" office:value-type="string">
            <text:p>X</text:p>
          </table:table-cell>
          <table:table-cell table:style-name="ACE-55" office:value-type="string">
            <text:p>.Xb</text:p>
          </table:table-cell>
          <table:table-cell table:style-name="ACE-58" office:value-type="string">
            <text:p>a,c</text:p>
          </table:table-cell>
          <table:table-cell table:style-name="Gnumeric-default" office:value-type="string">
            <text:p>a,c,follow(Z)=follow(Y)=a</text:p>
          </table:table-cell>
          <table:table-cell table:number-columns-repeated="237" table:style-name="Gnumeric-default"/>
        </table:table-row>
        <table:table-row table:style-name="AROW-0">
          <table:table-cell table:number-columns-repeated="15" table:style-name="Gnumeric-default"/>
          <table:table-cell table:style-name="ACE-6"/>
          <table:table-cell table:style-name="ACE-14" office:value-type="string">
            <text:p>.bYa</text:p>
          </table:table-cell>
          <table:table-cell table:style-name="ACE-24" office:value-type="string">
            <text:p>a,c</text:p>
          </table:table-cell>
          <table:table-cell table:style-name="Gnumeric-default" office:value-type="string">
            <text:p>a,c,follow(Z)=follow(Y)=a</text:p>
          </table:table-cell>
          <table:table-cell table:number-columns-repeated="237" table:style-name="Gnumeric-default"/>
        </table:table-row>
        <table:table-row table:style-name="AROW-0">
          <table:table-cell table:number-columns-repeated="15" table:style-name="Gnumeric-default"/>
          <table:table-cell table:style-name="ACE-53" office:value-type="string">
            <text:p>Y</text:p>
          </table:table-cell>
          <table:table-cell table:style-name="ACE-56" office:value-type="string">
            <text:p>a.Xc</text:p>
          </table:table-cell>
          <table:table-cell table:style-name="ACE-59" office:value-type="string">
            <text:p>a</text:p>
          </table:table-cell>
          <table:table-cell table:number-columns-repeated="238" table:style-name="Gnumeric-default"/>
        </table:table-row>
        <table:table-row table:style-name="AROW-0">
          <table:table-cell table:number-columns-repeated="15" table:style-name="Gnumeric-default"/>
          <table:table-cell table:style-name="ACE-53"/>
          <table:table-cell table:style-name="ACE-56" office:value-type="string">
            <text:p>a.</text:p>
          </table:table-cell>
          <table:table-cell table:style-name="ACE-59" office:value-type="string">
            <text:p>a</text:p>
          </table:table-cell>
          <table:table-cell table:number-columns-repeated="238" table:style-name="Gnumeric-default"/>
        </table:table-row>
        <table:table-row table:style-name="AROW-0">
          <table:table-cell table:number-columns-repeated="15" table:style-name="Gnumeric-default"/>
          <table:table-cell table:style-name="ACE-10"/>
          <table:table-cell table:style-name="ACE-57" office:value-type="string">
            <text:p>a.XZ</text:p>
          </table:table-cell>
          <table:table-cell table:style-name="ACE-60" office:value-type="string">
            <text:p>a</text:p>
          </table:table-cell>
          <table:table-cell table:number-columns-repeated="238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number-columns-repeated="3" table:style-name="Gnumeric-default"/>
          <table:table-cell table:style-name="Gnumeric-default" office:value-type="string">
            <text:p>6 a 8</text:p>
          </table:table-cell>
          <table:table-cell table:number-columns-repeated="3" table:style-name="Gnumeric-default"/>
          <table:table-cell table:style-name="Gnumeric-default" office:value-type="string">
            <text:p>7 X 9</text:p>
          </table:table-cell>
          <table:table-cell table:number-columns-repeated="3" table:style-name="Gnumeric-default"/>
          <table:table-cell table:style-name="Gnumeric-default" office:value-type="string">
            <text:p>7 b 10</text:p>
          </table:table-cell>
          <table:table-cell table:number-columns-repeated="244" table:style-name="Gnumeric-default"/>
        </table:table-row>
        <table:table-row table:style-name="AROW-0">
          <table:table-cell table:number-columns-repeated="3" table:style-name="Gnumeric-default"/>
          <table:table-cell table:style-name="ACE-9" office:value-type="string">
            <text:p>X</text:p>
          </table:table-cell>
          <table:table-cell table:style-name="ACE-17" office:value-type="string">
            <text:p>bYa.</text:p>
          </table:table-cell>
          <table:table-cell table:style-name="ACE-27" office:value-type="string">
            <text:p>a,b</text:p>
          </table:table-cell>
          <table:table-cell table:style-name="Gnumeric-default"/>
          <table:table-cell table:style-name="ACE-34" office:value-type="string">
            <text:p>X</text:p>
          </table:table-cell>
          <table:table-cell table:style-name="ACE-18" office:value-type="string">
            <text:p>X.b</text:p>
          </table:table-cell>
          <table:table-cell table:style-name="ACE-28" office:value-type="string">
            <text:p>a,c</text:p>
          </table:table-cell>
          <table:table-cell table:style-name="Gnumeric-default"/>
          <table:table-cell table:style-name="ACE-37" office:value-type="string">
            <text:p>X</text:p>
          </table:table-cell>
          <table:table-cell table:style-name="ACE-18" office:value-type="string">
            <text:p>b.Ya</text:p>
          </table:table-cell>
          <table:table-cell table:style-name="ACE-28" office:value-type="string">
            <text:p>a,c</text:p>
          </table:table-cell>
          <table:table-cell table:number-columns-repeated="242" table:style-name="Gnumeric-default"/>
        </table:table-row>
        <table:table-row table:style-name="AROW-0">
          <table:table-cell table:number-columns-repeated="7" table:style-name="Gnumeric-default"/>
          <table:table-cell table:style-name="ACE-35" office:value-type="string">
            <text:p>Y</text:p>
          </table:table-cell>
          <table:table-cell table:style-name="ACE-40" office:value-type="string">
            <text:p>aX.c</text:p>
          </table:table-cell>
          <table:table-cell table:style-name="ACE-42" office:value-type="string">
            <text:p>a</text:p>
          </table:table-cell>
          <table:table-cell table:style-name="Gnumeric-default"/>
          <table:table-cell table:style-name="ACE-6" office:value-type="string">
            <text:p>Y</text:p>
          </table:table-cell>
          <table:table-cell table:style-name="ACE-14" office:value-type="string">
            <text:p>.aXc</text:p>
          </table:table-cell>
          <table:table-cell table:style-name="ACE-24" office:value-type="string">
            <text:p>a</text:p>
          </table:table-cell>
          <table:table-cell table:number-columns-repeated="242" table:style-name="Gnumeric-default"/>
        </table:table-row>
        <table:table-row table:style-name="AROW-0">
          <table:table-cell table:number-columns-repeated="7" table:style-name="Gnumeric-default"/>
          <table:table-cell table:style-name="ACE-35"/>
          <table:table-cell table:style-name="ACE-40" office:value-type="string">
            <text:p>aX.Z</text:p>
          </table:table-cell>
          <table:table-cell table:style-name="ACE-42" office:value-type="string">
            <text:p>a</text:p>
          </table:table-cell>
          <table:table-cell table:style-name="Gnumeric-default"/>
          <table:table-cell table:style-name="ACE-6"/>
          <table:table-cell table:style-name="ACE-14" office:value-type="string">
            <text:p>.a</text:p>
          </table:table-cell>
          <table:table-cell table:style-name="ACE-24" office:value-type="string">
            <text:p>a</text:p>
          </table:table-cell>
          <table:table-cell table:number-columns-repeated="242" table:style-name="Gnumeric-default"/>
        </table:table-row>
        <table:table-row table:style-name="AROW-0">
          <table:table-cell table:number-columns-repeated="7" table:style-name="Gnumeric-default"/>
          <table:table-cell table:style-name="ACE-6" office:value-type="string">
            <text:p>Z</text:p>
          </table:table-cell>
          <table:table-cell table:style-name="ACE-14" office:value-type="string">
            <text:p>.cc</text:p>
          </table:table-cell>
          <table:table-cell table:style-name="ACE-24" office:value-type="string">
            <text:p>a</text:p>
          </table:table-cell>
          <table:table-cell table:style-name="Gnumeric-default"/>
          <table:table-cell table:style-name="ACE-7"/>
          <table:table-cell table:style-name="ACE-15" office:value-type="string">
            <text:p>.aXZ</text:p>
          </table:table-cell>
          <table:table-cell table:style-name="ACE-25" office:value-type="string">
            <text:p>a</text:p>
          </table:table-cell>
          <table:table-cell table:number-columns-repeated="242" table:style-name="Gnumeric-default"/>
        </table:table-row>
        <table:table-row table:style-name="AROW-0">
          <table:table-cell table:number-columns-repeated="7" table:style-name="Gnumeric-default"/>
          <table:table-cell table:style-name="ACE-36"/>
          <table:table-cell table:style-name="ACE-41" office:value-type="string">
            <text:p>.eps</text:p>
          </table:table-cell>
          <table:table-cell table:style-name="ACE-43" office:value-type="string">
            <text:p>a</text:p>
          </table:table-cell>
          <table:table-cell table:number-columns-repeated="246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number-columns-repeated="3" table:style-name="Gnumeric-default"/>
          <table:table-cell table:style-name="Gnumeric-default" office:value-type="string">
            <text:p>9 c 11</text:p>
          </table:table-cell>
          <table:table-cell table:number-columns-repeated="3" table:style-name="Gnumeric-default"/>
          <table:table-cell table:style-name="Gnumeric-default" office:value-type="string">
            <text:p>9 Z 12</text:p>
          </table:table-cell>
          <table:table-cell table:number-columns-repeated="3" table:style-name="Gnumeric-default"/>
          <table:table-cell table:style-name="Gnumeric-default" office:value-type="string">
            <text:p>9 b 13</text:p>
          </table:table-cell>
          <table:table-cell table:number-columns-repeated="3" table:style-name="Gnumeric-default"/>
          <table:table-cell table:style-name="Gnumeric-default" office:value-type="string">
            <text:p>10 Y 14</text:p>
          </table:table-cell>
          <table:table-cell table:number-columns-repeated="3" table:style-name="Gnumeric-default"/>
          <table:table-cell table:style-name="Gnumeric-default" office:value-type="string">
            <text:p>10 a 15</text:p>
          </table:table-cell>
          <table:table-cell table:number-columns-repeated="236" table:style-name="Gnumeric-default"/>
        </table:table-row>
        <table:table-row table:style-name="AROW-0">
          <table:table-cell table:number-columns-repeated="3" table:style-name="Gnumeric-default"/>
          <table:table-cell table:style-name="ACE-5" office:value-type="string">
            <text:p>Y</text:p>
          </table:table-cell>
          <table:table-cell table:style-name="ACE-18" office:value-type="string">
            <text:p>aXc.</text:p>
          </table:table-cell>
          <table:table-cell table:style-name="ACE-28" office:value-type="string">
            <text:p>a</text:p>
          </table:table-cell>
          <table:table-cell table:style-name="Gnumeric-default"/>
          <table:table-cell table:style-name="ACE-9" office:value-type="string">
            <text:p>Y</text:p>
          </table:table-cell>
          <table:table-cell table:style-name="ACE-17" office:value-type="string">
            <text:p>aXZ.</text:p>
          </table:table-cell>
          <table:table-cell table:style-name="ACE-27" office:value-type="string">
            <text:p>a</text:p>
          </table:table-cell>
          <table:table-cell table:style-name="Gnumeric-default"/>
          <table:table-cell table:style-name="ACE-9" office:value-type="string">
            <text:p>X</text:p>
          </table:table-cell>
          <table:table-cell table:style-name="ACE-17" office:value-type="string">
            <text:p>Xb.</text:p>
          </table:table-cell>
          <table:table-cell table:style-name="ACE-27" office:value-type="string">
            <text:p>a,c</text:p>
          </table:table-cell>
          <table:table-cell table:style-name="Gnumeric-default"/>
          <table:table-cell table:style-name="ACE-9" office:value-type="string">
            <text:p>X</text:p>
          </table:table-cell>
          <table:table-cell table:style-name="ACE-17" office:value-type="string">
            <text:p>bY.a</text:p>
          </table:table-cell>
          <table:table-cell table:style-name="ACE-27" office:value-type="string">
            <text:p>a,c</text:p>
          </table:table-cell>
          <table:table-cell table:style-name="Gnumeric-default"/>
          <table:table-cell table:style-name="ACE-61" office:value-type="float" office:value="7">
            <text:p>7</text:p>
          </table:table-cell>
          <table:table-cell table:style-name="ACE-54"/>
          <table:table-cell table:style-name="ACE-33"/>
          <table:table-cell table:style-name="Gnumeric-default" office:value-type="string">
            <text:p>a,c,follow(Z)=follow(Y)=a</text:p>
          </table:table-cell>
          <table:table-cell table:number-columns-repeated="233" table:style-name="Gnumeric-default"/>
        </table:table-row>
        <table:table-row table:style-name="AROW-0">
          <table:table-cell table:number-columns-repeated="3" table:style-name="Gnumeric-default"/>
          <table:table-cell table:style-name="ACE-10" office:value-type="string">
            <text:p>Z</text:p>
          </table:table-cell>
          <table:table-cell table:style-name="ACE-19" office:value-type="string">
            <text:p>c.c</text:p>
          </table:table-cell>
          <table:table-cell table:style-name="ACE-29" office:value-type="string">
            <text:p>a</text:p>
          </table:table-cell>
          <table:table-cell table:number-columns-repeated="13" table:style-name="Gnumeric-default"/>
          <table:table-cell table:style-name="ACE-46"/>
          <table:table-cell table:style-name="ACE-14"/>
          <table:table-cell table:style-name="ACE-4"/>
          <table:table-cell table:number-columns-repeated="234" table:style-name="Gnumeric-default"/>
        </table:table-row>
        <table:table-row table:style-name="AROW-0" table:number-rows-repeated="2">
          <table:table-cell table:number-columns-repeated="19" table:style-name="Gnumeric-default"/>
          <table:table-cell table:style-name="ACE-45"/>
          <table:table-cell table:style-name="ACE-40"/>
          <table:table-cell table:style-name="ACE-3"/>
          <table:table-cell table:number-columns-repeated="234" table:style-name="Gnumeric-default"/>
        </table:table-row>
        <table:table-row table:style-name="AROW-0">
          <table:table-cell table:number-columns-repeated="19" table:style-name="Gnumeric-default"/>
          <table:table-cell table:style-name="ACE-62"/>
          <table:table-cell table:style-name="ACE-39"/>
          <table:table-cell table:style-name="ACE-2"/>
          <table:table-cell table:number-columns-repeated="234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number-columns-repeated="3" table:style-name="Gnumeric-default"/>
          <table:table-cell table:style-name="Gnumeric-default" office:value-type="string">
            <text:p>11 c 16</text:p>
          </table:table-cell>
          <table:table-cell table:number-columns-repeated="3" table:style-name="Gnumeric-default"/>
          <table:table-cell table:style-name="Gnumeric-default" office:value-type="string">
            <text:p>14 a 17</text:p>
          </table:table-cell>
          <table:table-cell table:number-columns-repeated="3" table:style-name="Gnumeric-default"/>
          <table:table-cell table:style-name="Gnumeric-default" office:value-type="string">
            <text:p>15 X 18</text:p>
          </table:table-cell>
          <table:table-cell table:number-columns-repeated="3" table:style-name="Gnumeric-default"/>
          <table:table-cell table:style-name="Gnumeric-default" office:value-type="string">
            <text:p>15 b 19</text:p>
          </table:table-cell>
          <table:table-cell table:number-columns-repeated="240" table:style-name="Gnumeric-default"/>
        </table:table-row>
        <table:table-row table:style-name="AROW-0">
          <table:table-cell table:number-columns-repeated="3" table:style-name="Gnumeric-default"/>
          <table:table-cell table:style-name="ACE-8" office:value-type="string">
            <text:p>Z</text:p>
          </table:table-cell>
          <table:table-cell table:style-name="ACE-20" office:value-type="string">
            <text:p>cc.</text:p>
          </table:table-cell>
          <table:table-cell table:style-name="ACE-30" office:value-type="string">
            <text:p>a</text:p>
          </table:table-cell>
          <table:table-cell table:style-name="Gnumeric-default"/>
          <table:table-cell table:style-name="ACE-9" office:value-type="string">
            <text:p>X</text:p>
          </table:table-cell>
          <table:table-cell table:style-name="ACE-17" office:value-type="string">
            <text:p>bYa.</text:p>
          </table:table-cell>
          <table:table-cell table:style-name="ACE-27" office:value-type="string">
            <text:p>a,c</text:p>
          </table:table-cell>
          <table:table-cell table:style-name="Gnumeric-default"/>
          <table:table-cell table:style-name="ACE-44" office:value-type="float" office:value="9">
            <text:p>9</text:p>
          </table:table-cell>
          <table:table-cell table:style-name="ACE-48"/>
          <table:table-cell table:style-name="ACE-50"/>
          <table:table-cell table:style-name="Gnumeric-default"/>
          <table:table-cell table:style-name="ACE-44" office:value-type="float" office:value="10">
            <text:p>10</text:p>
          </table:table-cell>
          <table:table-cell table:style-name="ACE-48"/>
          <table:table-cell table:style-name="ACE-50"/>
          <table:table-cell table:number-columns-repeated="238" table:style-name="Gnumeric-default"/>
        </table:table-row>
        <table:table-row table:style-name="AROW-0" table:number-rows-repeated="2">
          <table:table-cell table:number-columns-repeated="11" table:style-name="Gnumeric-default"/>
          <table:table-cell table:style-name="ACE-45"/>
          <table:table-cell table:style-name="ACE-40"/>
          <table:table-cell table:style-name="ACE-3"/>
          <table:table-cell table:style-name="Gnumeric-default"/>
          <table:table-cell table:style-name="ACE-46"/>
          <table:table-cell table:style-name="ACE-14"/>
          <table:table-cell table:style-name="ACE-4"/>
          <table:table-cell table:number-columns-repeated="238" table:style-name="Gnumeric-default"/>
        </table:table-row>
        <table:table-row table:style-name="AROW-0">
          <table:table-cell table:number-columns-repeated="11" table:style-name="Gnumeric-default"/>
          <table:table-cell table:style-name="ACE-46"/>
          <table:table-cell table:style-name="ACE-14"/>
          <table:table-cell table:style-name="ACE-4"/>
          <table:table-cell table:style-name="Gnumeric-default"/>
          <table:table-cell table:style-name="ACE-47"/>
          <table:table-cell table:style-name="ACE-49"/>
          <table:table-cell table:style-name="ACE-51"/>
          <table:table-cell table:number-columns-repeated="238" table:style-name="Gnumeric-default"/>
        </table:table-row>
        <table:table-row table:style-name="AROW-0">
          <table:table-cell table:number-columns-repeated="11" table:style-name="Gnumeric-default"/>
          <table:table-cell table:style-name="ACE-47"/>
          <table:table-cell table:style-name="ACE-49"/>
          <table:table-cell table:style-name="ACE-51"/>
          <table:table-cell table:number-columns-repeated="242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number-columns-repeated="3" table:style-name="Gnumeric-default"/>
          <table:table-cell table:style-name="Gnumeric-default" office:value-type="string">
            <text:p>18 b 1000</text:p>
          </table:table-cell>
          <table:table-cell table:number-columns-repeated="3" table:style-name="Gnumeric-default"/>
          <table:table-cell table:style-name="Gnumeric-default" office:value-type="string">
            <text:p>18 c 20</text:p>
          </table:table-cell>
          <table:table-cell table:number-columns-repeated="3" table:style-name="Gnumeric-default"/>
          <table:table-cell table:style-name="Gnumeric-default" office:value-type="string">
            <text:p>18 Z 21</text:p>
          </table:table-cell>
          <table:table-cell table:number-columns-repeated="3" table:style-name="Gnumeric-default"/>
          <table:table-cell table:style-name="Gnumeric-default" office:value-type="string">
            <text:p>19 Y 22</text:p>
          </table:table-cell>
          <table:table-cell table:number-columns-repeated="3" table:style-name="Gnumeric-default"/>
          <table:table-cell table:style-name="Gnumeric-default" office:value-type="string">
            <text:p>19 a 23</text:p>
          </table:table-cell>
          <table:table-cell table:number-columns-repeated="236" table:style-name="Gnumeric-default"/>
        </table:table-row>
        <table:table-row table:style-name="AROW-0">
          <table:table-cell table:number-columns-repeated="3" table:style-name="Gnumeric-default"/>
          <table:table-cell table:style-name="ACE-11" office:value-type="string">
            <text:p>X</text:p>
          </table:table-cell>
          <table:table-cell table:style-name="ACE-21" office:value-type="string">
            <text:p>Xb.</text:p>
          </table:table-cell>
          <table:table-cell table:style-name="ACE-31" office:value-type="string">
            <text:p>a,c</text:p>
          </table:table-cell>
          <table:table-cell table:style-name="Gnumeric-default"/>
          <table:table-cell table:style-name="ACE-37" office:value-type="string">
            <text:p>Y</text:p>
          </table:table-cell>
          <table:table-cell table:style-name="ACE-18" office:value-type="string">
            <text:p>aXc.</text:p>
          </table:table-cell>
          <table:table-cell table:style-name="ACE-28" office:value-type="string">
            <text:p>a</text:p>
          </table:table-cell>
          <table:table-cell table:style-name="Gnumeric-default"/>
          <table:table-cell table:style-name="ACE-11" office:value-type="string">
            <text:p>Y</text:p>
          </table:table-cell>
          <table:table-cell table:style-name="ACE-21" office:value-type="string">
            <text:p>axZ.</text:p>
          </table:table-cell>
          <table:table-cell table:style-name="ACE-31" office:value-type="string">
            <text:p>a</text:p>
          </table:table-cell>
          <table:table-cell table:style-name="Gnumeric-default"/>
          <table:table-cell table:style-name="ACE-11" office:value-type="float" office:value="14">
            <text:p>14</text:p>
          </table:table-cell>
          <table:table-cell table:style-name="ACE-21"/>
          <table:table-cell table:style-name="ACE-31"/>
          <table:table-cell table:style-name="Gnumeric-default"/>
          <table:table-cell table:style-name="ACE-0" office:value-type="float" office:value="15">
            <text:p>15</text:p>
          </table:table-cell>
          <table:table-cell table:number-columns-repeated="3" table:style-name="ACE-0"/>
          <table:table-cell table:number-columns-repeated="233" table:style-name="Gnumeric-default"/>
        </table:table-row>
        <table:table-row table:style-name="AROW-0">
          <table:table-cell table:number-columns-repeated="7" table:style-name="Gnumeric-default"/>
          <table:table-cell table:style-name="ACE-38" office:value-type="string">
            <text:p>Z</text:p>
          </table:table-cell>
          <table:table-cell table:style-name="ACE-19" office:value-type="string">
            <text:p>c.c</text:p>
          </table:table-cell>
          <table:table-cell table:style-name="ACE-29" office:value-type="string">
            <text:p>a</text:p>
          </table:table-cell>
          <table:table-cell table:number-columns-repeated="9" table:style-name="Gnumeric-default"/>
          <table:table-cell table:number-columns-repeated="4" table:style-name="ACE-0"/>
          <table:table-cell table:number-columns-repeated="233" table:style-name="Gnumeric-default"/>
        </table:table-row>
        <table:table-row table:style-name="AROW-0" table:number-rows-repeated="3">
          <table:table-cell table:number-columns-repeated="19" table:style-name="Gnumeric-default"/>
          <table:table-cell table:number-columns-repeated="3" table:style-name="ACE-63"/>
          <table:table-cell table:style-name="ACE-0"/>
          <table:table-cell table:number-columns-repeated="233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number-columns-repeated="3" table:style-name="Gnumeric-default"/>
          <table:table-cell table:style-name="Gnumeric-default" office:value-type="string">
            <text:p>20 c 10000</text:p>
          </table:table-cell>
          <table:table-cell table:number-columns-repeated="3" table:style-name="Gnumeric-default"/>
          <table:table-cell table:style-name="Gnumeric-default" office:value-type="string">
            <text:p>22 a 20000</text:p>
          </table:table-cell>
          <table:table-cell table:number-columns-repeated="248" table:style-name="Gnumeric-default"/>
        </table:table-row>
        <table:table-row table:style-name="AROW-0">
          <table:table-cell table:number-columns-repeated="3" table:style-name="Gnumeric-default"/>
          <table:table-cell table:style-name="ACE-12" office:value-type="string">
            <text:p>Z</text:p>
          </table:table-cell>
          <table:table-cell table:style-name="ACE-22" office:value-type="string">
            <text:p>cc.</text:p>
          </table:table-cell>
          <table:table-cell table:style-name="ACE-32" office:value-type="string">
            <text:p>a</text:p>
          </table:table-cell>
          <table:table-cell table:style-name="Gnumeric-default"/>
          <table:table-cell table:style-name="ACE-11" office:value-type="float" office:value="17">
            <text:p>17</text:p>
          </table:table-cell>
          <table:table-cell table:style-name="ACE-21"/>
          <table:table-cell table:style-name="ACE-31"/>
          <table:table-cell table:number-columns-repeated="246" table:style-name="Gnumeric-default"/>
        </table:table-row>
        <table:table-row table:style-name="AROW-0" table:number-rows-repeated="65487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64" table:style-name="ACOL-0" table:number-columns-repeated="2"/>
        <table:table-column table:default-cell-style-name="ACE-64" table:style-name="ACOL-0"/>
        <table:table-column table:default-cell-style-name="ACE-64" table:style-name="ACOL-0" table:number-columns-repeated="3"/>
        <table:table-column table:default-cell-style-name="ACE-64" table:style-name="ACOL-0"/>
        <table:table-column table:default-cell-style-name="ACE-64" table:style-name="ACOL-0" table:number-columns-repeated="3"/>
        <table:table-column table:default-cell-style-name="ACE-64" table:style-name="ACOL-0"/>
        <table:table-column table:default-cell-style-name="ACE-64" table:style-name="ACOL-0" table:number-columns-repeated="3"/>
        <table:table-column table:default-cell-style-name="ACE-64" table:style-name="ACOL-0"/>
        <table:table-column table:default-cell-style-name="ACE-64" table:style-name="ACOL-0" table:number-columns-repeated="5"/>
        <table:table-column table:default-cell-style-name="ACE-64" table:style-name="ACOL-0" table:number-columns-repeated="2"/>
        <table:table-column table:default-cell-style-name="ACE-64" table:style-name="ACOL-0"/>
        <table:table-column table:default-cell-style-name="ACE-64" table:style-name="ACOL-0" table:number-columns-repeated="233"/>
        <table:table-row table:style-name="AROW-2">
          <table:table-cell table:style-name="ACE-64" office:value-type="string">
            <text:p>S'</text:p>
          </table:table-cell>
          <table:table-cell table:style-name="ACE-64" office:value-type="string">
            <text:p>S</text:p>
          </table:table-cell>
          <table:table-cell table:style-name="ACE-64"/>
          <table:table-cell table:style-name="ACE-64" office:value-type="float" office:value="0">
            <text:p>0</text:p>
          </table:table-cell>
          <table:table-cell table:number-columns-repeated="13" table:style-name="ACE-64"/>
          <table:table-cell table:style-name="ACE-64" office:value-type="string">
            <text:p>S</text:p>
          </table:table-cell>
          <table:table-cell table:number-columns-repeated="238" table:style-name="ACE-64"/>
        </table:table-row>
        <table:table-row table:style-name="AROW-0">
          <table:table-cell table:style-name="ACE-64" office:value-type="string">
            <text:p>S</text:p>
          </table:table-cell>
          <table:table-cell table:style-name="ACE-64" office:value-type="string">
            <text:p>Xa</text:p>
          </table:table-cell>
          <table:table-cell table:style-name="ACE-64"/>
          <table:table-cell table:style-name="ACE-67" office:value-type="string">
            <text:p>S'</text:p>
          </table:table-cell>
          <table:table-cell table:style-name="ACE-74" office:value-type="string">
            <text:p>.S</text:p>
          </table:table-cell>
          <table:table-cell table:style-name="ACE-81" office:value-type="string">
            <text:p>$</text:p>
          </table:table-cell>
          <table:table-cell table:number-columns-repeated="250" table:style-name="ACE-64"/>
        </table:table-row>
        <table:table-row table:style-name="AROW-0">
          <table:table-cell table:style-name="ACE-64" office:value-type="string">
            <text:p>X</text:p>
          </table:table-cell>
          <table:table-cell table:style-name="ACE-64" office:value-type="string">
            <text:p>Xb</text:p>
          </table:table-cell>
          <table:table-cell table:style-name="ACE-64"/>
          <table:table-cell table:style-name="ACE-68" office:value-type="string">
            <text:p>S</text:p>
          </table:table-cell>
          <table:table-cell table:style-name="ACE-75" office:value-type="string">
            <text:p>.Xa</text:p>
          </table:table-cell>
          <table:table-cell table:style-name="ACE-82" office:value-type="string">
            <text:p>$</text:p>
          </table:table-cell>
          <table:table-cell table:number-columns-repeated="250" table:style-name="ACE-64"/>
        </table:table-row>
        <table:table-row table:style-name="AROW-0">
          <table:table-cell table:style-name="ACE-64"/>
          <table:table-cell table:style-name="ACE-64" office:value-type="string">
            <text:p>bYa</text:p>
          </table:table-cell>
          <table:table-cell table:style-name="ACE-64"/>
          <table:table-cell table:style-name="ACE-68" office:value-type="string">
            <text:p>X</text:p>
          </table:table-cell>
          <table:table-cell table:style-name="ACE-75" office:value-type="string">
            <text:p>.Xb</text:p>
          </table:table-cell>
          <table:table-cell table:style-name="ACE-82" office:value-type="string">
            <text:p>a,b</text:p>
          </table:table-cell>
          <table:table-cell table:number-columns-repeated="250" table:style-name="ACE-64"/>
        </table:table-row>
        <table:table-row table:style-name="AROW-0">
          <table:table-cell table:style-name="ACE-64" office:value-type="string">
            <text:p>Y</text:p>
          </table:table-cell>
          <table:table-cell table:style-name="ACE-64" office:value-type="string">
            <text:p>aXc</text:p>
          </table:table-cell>
          <table:table-cell table:style-name="ACE-64"/>
          <table:table-cell table:style-name="ACE-69"/>
          <table:table-cell table:style-name="ACE-76" office:value-type="string">
            <text:p>.bYa</text:p>
          </table:table-cell>
          <table:table-cell table:style-name="ACE-83" office:value-type="string">
            <text:p>a,b</text:p>
          </table:table-cell>
          <table:table-cell table:number-columns-repeated="250" table:style-name="ACE-64"/>
        </table:table-row>
        <table:table-row table:style-name="AROW-0">
          <table:table-cell table:style-name="ACE-64"/>
          <table:table-cell table:style-name="ACE-64" office:value-type="string">
            <text:p>a</text:p>
          </table:table-cell>
          <table:table-cell table:number-columns-repeated="254" table:style-name="ACE-64"/>
        </table:table-row>
        <table:table-row table:style-name="AROW-0">
          <table:table-cell table:style-name="ACE-64"/>
          <table:table-cell table:style-name="ACE-64" office:value-type="string">
            <text:p>aXZ</text:p>
          </table:table-cell>
          <table:table-cell table:style-name="ACE-64"/>
          <table:table-cell table:style-name="ACE-64" office:value-type="string">
            <text:p>0 - S -&gt; 1</text:p>
          </table:table-cell>
          <table:table-cell table:number-columns-repeated="3" table:style-name="ACE-64"/>
          <table:table-cell table:style-name="ACE-64" office:value-type="string">
            <text:p>0 X 2</text:p>
          </table:table-cell>
          <table:table-cell table:number-columns-repeated="3" table:style-name="ACE-64"/>
          <table:table-cell table:style-name="ACE-64" office:value-type="string">
            <text:p>0 b 3</text:p>
          </table:table-cell>
          <table:table-cell table:number-columns-repeated="244" table:style-name="ACE-64"/>
        </table:table-row>
        <table:table-row table:style-name="AROW-0">
          <table:table-cell table:style-name="ACE-64" office:value-type="string">
            <text:p>Z</text:p>
          </table:table-cell>
          <table:table-cell table:style-name="ACE-64" office:value-type="string">
            <text:p>cc</text:p>
          </table:table-cell>
          <table:table-cell table:style-name="ACE-64"/>
          <table:table-cell table:style-name="ACE-70" office:value-type="string">
            <text:p>S'</text:p>
          </table:table-cell>
          <table:table-cell table:style-name="ACE-77" office:value-type="string">
            <text:p>S.</text:p>
          </table:table-cell>
          <table:table-cell table:style-name="ACE-84" office:value-type="string">
            <text:p>$</text:p>
          </table:table-cell>
          <table:table-cell table:style-name="ACE-64"/>
          <table:table-cell table:style-name="ACE-67" office:value-type="string">
            <text:p>S</text:p>
          </table:table-cell>
          <table:table-cell table:style-name="ACE-74" office:value-type="string">
            <text:p>X.a</text:p>
          </table:table-cell>
          <table:table-cell table:style-name="ACE-81" office:value-type="string">
            <text:p>$</text:p>
          </table:table-cell>
          <table:table-cell table:style-name="ACE-64"/>
          <table:table-cell table:style-name="ACE-67" office:value-type="string">
            <text:p>X</text:p>
          </table:table-cell>
          <table:table-cell table:style-name="ACE-74" office:value-type="string">
            <text:p>b.Ya</text:p>
          </table:table-cell>
          <table:table-cell table:style-name="ACE-81" office:value-type="string">
            <text:p>a,b</text:p>
          </table:table-cell>
          <table:table-cell table:number-columns-repeated="242" table:style-name="ACE-64"/>
        </table:table-row>
        <table:table-row table:style-name="AROW-0">
          <table:table-cell table:style-name="ACE-64"/>
          <table:table-cell table:style-name="ACE-64" office:value-type="string">
            <text:p>eps</text:p>
          </table:table-cell>
          <table:table-cell table:number-columns-repeated="5" table:style-name="ACE-64"/>
          <table:table-cell table:style-name="ACE-69" office:value-type="string">
            <text:p>X</text:p>
          </table:table-cell>
          <table:table-cell table:style-name="ACE-76" office:value-type="string">
            <text:p>X.b</text:p>
          </table:table-cell>
          <table:table-cell table:style-name="ACE-83" office:value-type="string">
            <text:p>a,b</text:p>
          </table:table-cell>
          <table:table-cell table:style-name="ACE-64"/>
          <table:table-cell table:style-name="ACE-68" office:value-type="string">
            <text:p>Y</text:p>
          </table:table-cell>
          <table:table-cell table:style-name="ACE-75" office:value-type="string">
            <text:p>.aXc</text:p>
          </table:table-cell>
          <table:table-cell table:style-name="ACE-82" office:value-type="string">
            <text:p>a</text:p>
          </table:table-cell>
          <table:table-cell table:number-columns-repeated="242" table:style-name="ACE-64"/>
        </table:table-row>
        <table:table-row table:style-name="AROW-0">
          <table:table-cell table:number-columns-repeated="11" table:style-name="ACE-64"/>
          <table:table-cell table:style-name="ACE-68"/>
          <table:table-cell table:style-name="ACE-75" office:value-type="string">
            <text:p>.a</text:p>
          </table:table-cell>
          <table:table-cell table:style-name="ACE-82" office:value-type="string">
            <text:p>a</text:p>
          </table:table-cell>
          <table:table-cell table:number-columns-repeated="242" table:style-name="ACE-64"/>
        </table:table-row>
        <table:table-row table:style-name="AROW-0">
          <table:table-cell table:number-columns-repeated="11" table:style-name="ACE-64"/>
          <table:table-cell table:style-name="ACE-69"/>
          <table:table-cell table:style-name="ACE-76" office:value-type="string">
            <text:p>.aXZ</text:p>
          </table:table-cell>
          <table:table-cell table:style-name="ACE-83" office:value-type="string">
            <text:p>a</text:p>
          </table:table-cell>
          <table:table-cell table:number-columns-repeated="242" table:style-name="ACE-64"/>
        </table:table-row>
        <table:table-row table:style-name="AROW-0">
          <table:table-cell table:number-columns-repeated="256"/>
        </table:table-row>
        <table:table-row table:style-name="AROW-0">
          <table:table-cell table:number-columns-repeated="3" table:style-name="ACE-64"/>
          <table:table-cell table:style-name="ACE-64" office:value-type="string">
            <text:p>2 a 4</text:p>
          </table:table-cell>
          <table:table-cell table:number-columns-repeated="3" table:style-name="ACE-64"/>
          <table:table-cell table:style-name="ACE-64" office:value-type="string">
            <text:p>2 b 5</text:p>
          </table:table-cell>
          <table:table-cell table:number-columns-repeated="3" table:style-name="ACE-64"/>
          <table:table-cell table:style-name="ACE-64" office:value-type="string">
            <text:p>3 Y 6</text:p>
          </table:table-cell>
          <table:table-cell table:number-columns-repeated="3" table:style-name="ACE-64"/>
          <table:table-cell table:style-name="ACE-64" office:value-type="string">
            <text:p>3 a 7</text:p>
          </table:table-cell>
          <table:table-cell table:number-columns-repeated="2" table:style-name="ACE-64"/>
          <table:table-cell table:style-name="ACE-64" office:value-type="string">
            <text:p>remarks</text:p>
          </table:table-cell>
          <table:table-cell table:number-columns-repeated="237" table:style-name="ACE-64"/>
        </table:table-row>
        <table:table-row table:style-name="AROW-0">
          <table:table-cell table:number-columns-repeated="3" table:style-name="ACE-64"/>
          <table:table-cell table:style-name="ACE-71" office:value-type="string">
            <text:p>S</text:p>
          </table:table-cell>
          <table:table-cell table:style-name="ACE-78" office:value-type="string">
            <text:p>Xa.</text:p>
          </table:table-cell>
          <table:table-cell table:style-name="ACE-85" office:value-type="string">
            <text:p>$</text:p>
          </table:table-cell>
          <table:table-cell table:style-name="ACE-64"/>
          <table:table-cell table:style-name="ACE-71" office:value-type="string">
            <text:p>X</text:p>
          </table:table-cell>
          <table:table-cell table:style-name="ACE-78" office:value-type="string">
            <text:p>Xb.</text:p>
          </table:table-cell>
          <table:table-cell table:style-name="ACE-85" office:value-type="string">
            <text:p>a,b</text:p>
          </table:table-cell>
          <table:table-cell table:style-name="ACE-64"/>
          <table:table-cell table:style-name="ACE-71" office:value-type="string">
            <text:p>X</text:p>
          </table:table-cell>
          <table:table-cell table:style-name="ACE-78" office:value-type="string">
            <text:p>bY.a</text:p>
          </table:table-cell>
          <table:table-cell table:style-name="ACE-85" office:value-type="string">
            <text:p>a,b</text:p>
          </table:table-cell>
          <table:table-cell table:style-name="ACE-64"/>
          <table:table-cell table:style-name="ACE-101" office:value-type="string">
            <text:p>X</text:p>
          </table:table-cell>
          <table:table-cell table:style-name="ACE-104" office:value-type="string">
            <text:p>.Xb</text:p>
          </table:table-cell>
          <table:table-cell table:style-name="ACE-107" office:value-type="string">
            <text:p>a,c</text:p>
          </table:table-cell>
          <table:table-cell table:style-name="ACE-64" office:value-type="string">
            <text:p>a,c,follow(Z)=follow(Y)=a</text:p>
          </table:table-cell>
          <table:table-cell table:number-columns-repeated="237" table:style-name="ACE-64"/>
        </table:table-row>
        <table:table-row table:style-name="AROW-0">
          <table:table-cell table:number-columns-repeated="15" table:style-name="ACE-64"/>
          <table:table-cell table:style-name="ACE-68"/>
          <table:table-cell table:style-name="ACE-75" office:value-type="string">
            <text:p>.bYa</text:p>
          </table:table-cell>
          <table:table-cell table:style-name="ACE-82" office:value-type="string">
            <text:p>a,c</text:p>
          </table:table-cell>
          <table:table-cell table:style-name="ACE-64" office:value-type="string">
            <text:p>a,c,follow(Z)=follow(Y)=a</text:p>
          </table:table-cell>
          <table:table-cell table:number-columns-repeated="237" table:style-name="ACE-64"/>
        </table:table-row>
        <table:table-row table:style-name="AROW-0">
          <table:table-cell table:number-columns-repeated="15" table:style-name="ACE-64"/>
          <table:table-cell table:style-name="ACE-102" office:value-type="string">
            <text:p>Y</text:p>
          </table:table-cell>
          <table:table-cell table:style-name="ACE-105" office:value-type="string">
            <text:p>a.Xc</text:p>
          </table:table-cell>
          <table:table-cell table:style-name="ACE-108" office:value-type="string">
            <text:p>a</text:p>
          </table:table-cell>
          <table:table-cell table:number-columns-repeated="238" table:style-name="ACE-64"/>
        </table:table-row>
        <table:table-row table:style-name="AROW-0">
          <table:table-cell table:number-columns-repeated="15" table:style-name="ACE-64"/>
          <table:table-cell table:style-name="ACE-102"/>
          <table:table-cell table:style-name="ACE-105" office:value-type="string">
            <text:p>a.</text:p>
          </table:table-cell>
          <table:table-cell table:style-name="ACE-108" office:value-type="string">
            <text:p>a</text:p>
          </table:table-cell>
          <table:table-cell table:number-columns-repeated="238" table:style-name="ACE-64"/>
        </table:table-row>
        <table:table-row table:style-name="AROW-0">
          <table:table-cell table:number-columns-repeated="15" table:style-name="ACE-64"/>
          <table:table-cell table:style-name="ACE-72"/>
          <table:table-cell table:style-name="ACE-106" office:value-type="string">
            <text:p>a.XZ</text:p>
          </table:table-cell>
          <table:table-cell table:style-name="ACE-103" office:value-type="string">
            <text:p>a</text:p>
          </table:table-cell>
          <table:table-cell table:number-columns-repeated="238" table:style-name="ACE-64"/>
        </table:table-row>
        <table:table-row table:style-name="AROW-0">
          <table:table-cell table:number-columns-repeated="256"/>
        </table:table-row>
        <table:table-row table:style-name="AROW-0">
          <table:table-cell table:number-columns-repeated="3" table:style-name="ACE-64"/>
          <table:table-cell table:style-name="ACE-64" office:value-type="string">
            <text:p>6 a 8</text:p>
          </table:table-cell>
          <table:table-cell table:number-columns-repeated="3" table:style-name="ACE-64"/>
          <table:table-cell table:style-name="ACE-64" office:value-type="string">
            <text:p>7 X 9</text:p>
          </table:table-cell>
          <table:table-cell table:number-columns-repeated="3" table:style-name="ACE-64"/>
          <table:table-cell table:style-name="ACE-64" office:value-type="string">
            <text:p>7 b 10</text:p>
          </table:table-cell>
          <table:table-cell table:number-columns-repeated="244" table:style-name="ACE-64"/>
        </table:table-row>
        <table:table-row table:style-name="AROW-0">
          <table:table-cell table:number-columns-repeated="3" table:style-name="ACE-64"/>
          <table:table-cell table:style-name="ACE-71" office:value-type="string">
            <text:p>X</text:p>
          </table:table-cell>
          <table:table-cell table:style-name="ACE-78" office:value-type="string">
            <text:p>bYa.</text:p>
          </table:table-cell>
          <table:table-cell table:style-name="ACE-85" office:value-type="string">
            <text:p>a,b</text:p>
          </table:table-cell>
          <table:table-cell table:style-name="ACE-64"/>
          <table:table-cell table:style-name="ACE-88" office:value-type="string">
            <text:p>X</text:p>
          </table:table-cell>
          <table:table-cell table:style-name="ACE-93" office:value-type="string">
            <text:p>X.b</text:p>
          </table:table-cell>
          <table:table-cell table:style-name="ACE-96" office:value-type="string">
            <text:p>a,c</text:p>
          </table:table-cell>
          <table:table-cell table:style-name="ACE-64"/>
          <table:table-cell table:style-name="ACE-100" office:value-type="string">
            <text:p>X</text:p>
          </table:table-cell>
          <table:table-cell table:style-name="ACE-79" office:value-type="string">
            <text:p>b.Ya</text:p>
          </table:table-cell>
          <table:table-cell table:style-name="ACE-86" office:value-type="string">
            <text:p>a,c</text:p>
          </table:table-cell>
          <table:table-cell table:number-columns-repeated="242" table:style-name="ACE-64"/>
        </table:table-row>
        <table:table-row table:style-name="AROW-0">
          <table:table-cell table:number-columns-repeated="7" table:style-name="ACE-64"/>
          <table:table-cell table:style-name="ACE-89" office:value-type="string">
            <text:p>Y</text:p>
          </table:table-cell>
          <table:table-cell table:style-name="ACE-94" office:value-type="string">
            <text:p>aX.c</text:p>
          </table:table-cell>
          <table:table-cell table:style-name="ACE-97" office:value-type="string">
            <text:p>a</text:p>
          </table:table-cell>
          <table:table-cell table:style-name="ACE-64"/>
          <table:table-cell table:style-name="ACE-68" office:value-type="string">
            <text:p>Y</text:p>
          </table:table-cell>
          <table:table-cell table:style-name="ACE-75" office:value-type="string">
            <text:p>.aXc</text:p>
          </table:table-cell>
          <table:table-cell table:style-name="ACE-82" office:value-type="string">
            <text:p>a</text:p>
          </table:table-cell>
          <table:table-cell table:number-columns-repeated="242" table:style-name="ACE-64"/>
        </table:table-row>
        <table:table-row table:style-name="AROW-0">
          <table:table-cell table:number-columns-repeated="7" table:style-name="ACE-64"/>
          <table:table-cell table:style-name="ACE-89"/>
          <table:table-cell table:style-name="ACE-94" office:value-type="string">
            <text:p>aX.Z</text:p>
          </table:table-cell>
          <table:table-cell table:style-name="ACE-97" office:value-type="string">
            <text:p>a</text:p>
          </table:table-cell>
          <table:table-cell table:style-name="ACE-64"/>
          <table:table-cell table:style-name="ACE-68"/>
          <table:table-cell table:style-name="ACE-75" office:value-type="string">
            <text:p>.a</text:p>
          </table:table-cell>
          <table:table-cell table:style-name="ACE-82" office:value-type="string">
            <text:p>a</text:p>
          </table:table-cell>
          <table:table-cell table:number-columns-repeated="242" table:style-name="ACE-64"/>
        </table:table-row>
        <table:table-row table:style-name="AROW-0">
          <table:table-cell table:number-columns-repeated="7" table:style-name="ACE-64"/>
          <table:table-cell table:style-name="ACE-90" office:value-type="string">
            <text:p>Z</text:p>
          </table:table-cell>
          <table:table-cell table:style-name="ACE-75" office:value-type="string">
            <text:p>.cc</text:p>
          </table:table-cell>
          <table:table-cell table:style-name="ACE-98" office:value-type="string">
            <text:p>a</text:p>
          </table:table-cell>
          <table:table-cell table:style-name="ACE-64"/>
          <table:table-cell table:style-name="ACE-69"/>
          <table:table-cell table:style-name="ACE-76" office:value-type="string">
            <text:p>.aXZ</text:p>
          </table:table-cell>
          <table:table-cell table:style-name="ACE-83" office:value-type="string">
            <text:p>a</text:p>
          </table:table-cell>
          <table:table-cell table:number-columns-repeated="242" table:style-name="ACE-64"/>
        </table:table-row>
        <table:table-row table:style-name="AROW-0">
          <table:table-cell table:number-columns-repeated="7" table:style-name="ACE-64"/>
          <table:table-cell table:style-name="ACE-91"/>
          <table:table-cell table:style-name="ACE-95" office:value-type="string">
            <text:p>.eps</text:p>
          </table:table-cell>
          <table:table-cell table:style-name="ACE-99" office:value-type="string">
            <text:p>a</text:p>
          </table:table-cell>
          <table:table-cell table:number-columns-repeated="246" table:style-name="ACE-64"/>
        </table:table-row>
        <table:table-row table:style-name="AROW-0">
          <table:table-cell table:number-columns-repeated="256"/>
        </table:table-row>
        <table:table-row table:style-name="AROW-0">
          <table:table-cell table:number-columns-repeated="3" table:style-name="ACE-64"/>
          <table:table-cell table:style-name="ACE-64" office:value-type="string">
            <text:p>9 c 11</text:p>
          </table:table-cell>
          <table:table-cell table:number-columns-repeated="3" table:style-name="ACE-64"/>
          <table:table-cell table:style-name="ACE-64" office:value-type="string">
            <text:p>9 Z 12</text:p>
          </table:table-cell>
          <table:table-cell table:number-columns-repeated="3" table:style-name="ACE-64"/>
          <table:table-cell table:style-name="ACE-64" office:value-type="string">
            <text:p>9 b 13</text:p>
          </table:table-cell>
          <table:table-cell table:number-columns-repeated="3" table:style-name="ACE-64"/>
          <table:table-cell table:style-name="ACE-64" office:value-type="string">
            <text:p>10 Y 14</text:p>
          </table:table-cell>
          <table:table-cell table:number-columns-repeated="3" table:style-name="ACE-64"/>
          <table:table-cell table:style-name="ACE-64" office:value-type="string">
            <text:p>10 a 7</text:p>
          </table:table-cell>
          <table:table-cell table:number-columns-repeated="236" table:style-name="ACE-64"/>
        </table:table-row>
        <table:table-row table:style-name="AROW-0">
          <table:table-cell table:number-columns-repeated="3" table:style-name="ACE-64"/>
          <table:table-cell table:style-name="ACE-67" office:value-type="string">
            <text:p>Y</text:p>
          </table:table-cell>
          <table:table-cell table:style-name="ACE-79" office:value-type="string">
            <text:p>aXc.</text:p>
          </table:table-cell>
          <table:table-cell table:style-name="ACE-86" office:value-type="string">
            <text:p>a</text:p>
          </table:table-cell>
          <table:table-cell table:style-name="ACE-64"/>
          <table:table-cell table:style-name="ACE-71" office:value-type="string">
            <text:p>Y</text:p>
          </table:table-cell>
          <table:table-cell table:style-name="ACE-78" office:value-type="string">
            <text:p>aXZ.</text:p>
          </table:table-cell>
          <table:table-cell table:style-name="ACE-85" office:value-type="string">
            <text:p>a</text:p>
          </table:table-cell>
          <table:table-cell table:style-name="ACE-64"/>
          <table:table-cell table:style-name="ACE-71" office:value-type="string">
            <text:p>X</text:p>
          </table:table-cell>
          <table:table-cell table:style-name="ACE-78" office:value-type="string">
            <text:p>Xb.</text:p>
          </table:table-cell>
          <table:table-cell table:style-name="ACE-85" office:value-type="string">
            <text:p>a,c</text:p>
          </table:table-cell>
          <table:table-cell table:style-name="ACE-64"/>
          <table:table-cell table:style-name="ACE-71" office:value-type="string">
            <text:p>X</text:p>
          </table:table-cell>
          <table:table-cell table:style-name="ACE-78" office:value-type="string">
            <text:p>bY.a</text:p>
          </table:table-cell>
          <table:table-cell table:style-name="ACE-85" office:value-type="string">
            <text:p>a,c</text:p>
          </table:table-cell>
          <table:table-cell table:style-name="ACE-64"/>
          <table:table-cell table:style-name="ACE-92" office:value-type="float" office:value="7">
            <text:p>7</text:p>
          </table:table-cell>
          <table:table-cell table:number-columns-repeated="2" table:style-name="ACE-65"/>
          <table:table-cell table:number-columns-repeated="234" table:style-name="ACE-64"/>
        </table:table-row>
        <table:table-row table:style-name="AROW-0">
          <table:table-cell table:number-columns-repeated="3" table:style-name="ACE-64"/>
          <table:table-cell table:style-name="ACE-72" office:value-type="string">
            <text:p>Z</text:p>
          </table:table-cell>
          <table:table-cell table:style-name="ACE-80" office:value-type="string">
            <text:p>c.c</text:p>
          </table:table-cell>
          <table:table-cell table:style-name="ACE-87" office:value-type="string">
            <text:p>a</text:p>
          </table:table-cell>
          <table:table-cell table:number-columns-repeated="13" table:style-name="ACE-64"/>
          <table:table-cell table:number-columns-repeated="3" table:style-name="ACE-65"/>
          <table:table-cell table:number-columns-repeated="234" table:style-name="ACE-64"/>
        </table:table-row>
        <table:table-row table:style-name="AROW-0">
          <table:table-cell table:number-columns-repeated="19" table:style-name="ACE-64"/>
          <table:table-cell table:number-columns-repeated="3" table:style-name="ACE-66"/>
          <table:table-cell table:number-columns-repeated="234" table:style-name="ACE-64"/>
        </table:table-row>
        <table:table-row table:style-name="AROW-0">
          <table:table-cell table:number-columns-repeated="3" table:style-name="ACE-64"/>
          <table:table-cell table:style-name="ACE-64" office:value-type="string">
            <text:p>11 c 15</text:p>
          </table:table-cell>
          <table:table-cell table:number-columns-repeated="3" table:style-name="ACE-64"/>
          <table:table-cell table:style-name="ACE-64" office:value-type="string">
            <text:p>14 a 16</text:p>
          </table:table-cell>
          <table:table-cell table:number-columns-repeated="248" table:style-name="ACE-64"/>
        </table:table-row>
        <table:table-row table:style-name="AROW-0">
          <table:table-cell table:number-columns-repeated="3" table:style-name="ACE-64"/>
          <table:table-cell table:style-name="ACE-71" office:value-type="string">
            <text:p>Z</text:p>
          </table:table-cell>
          <table:table-cell table:style-name="ACE-78" office:value-type="string">
            <text:p>cc.</text:p>
          </table:table-cell>
          <table:table-cell table:style-name="ACE-85" office:value-type="string">
            <text:p>a</text:p>
          </table:table-cell>
          <table:table-cell table:style-name="ACE-64"/>
          <table:table-cell table:style-name="ACE-71" office:value-type="string">
            <text:p>X</text:p>
          </table:table-cell>
          <table:table-cell table:style-name="ACE-78" office:value-type="string">
            <text:p>bYa.</text:p>
          </table:table-cell>
          <table:table-cell table:style-name="ACE-85" office:value-type="string">
            <text:p>a,c</text:p>
          </table:table-cell>
          <table:table-cell table:style-name="ACE-64"/>
          <table:table-cell table:number-columns-repeated="3" table:style-name="ACE-66"/>
          <table:table-cell table:style-name="ACE-64"/>
          <table:table-cell table:number-columns-repeated="3" table:style-name="ACE-66"/>
          <table:table-cell table:number-columns-repeated="238" table:style-name="ACE-64"/>
        </table:table-row>
        <table:table-row table:style-name="AROW-0" table:number-rows-repeated="2">
          <table:table-cell table:number-columns-repeated="11" table:style-name="ACE-64"/>
          <table:table-cell table:number-columns-repeated="3" table:style-name="ACE-66"/>
          <table:table-cell table:style-name="ACE-64"/>
          <table:table-cell table:number-columns-repeated="3" table:style-name="ACE-65"/>
          <table:table-cell table:number-columns-repeated="238" table:style-name="ACE-64"/>
        </table:table-row>
        <table:table-row table:style-name="AROW-0">
          <table:table-cell table:number-columns-repeated="11" table:style-name="ACE-64"/>
          <table:table-cell table:number-columns-repeated="3" table:style-name="ACE-65"/>
          <table:table-cell table:style-name="ACE-64"/>
          <table:table-cell table:number-columns-repeated="3" table:style-name="ACE-65"/>
          <table:table-cell table:number-columns-repeated="238" table:style-name="ACE-64"/>
        </table:table-row>
        <table:table-row table:style-name="AROW-0">
          <table:table-cell table:number-columns-repeated="11" table:style-name="ACE-64"/>
          <table:table-cell table:number-columns-repeated="3" table:style-name="ACE-65"/>
          <table:table-cell table:number-columns-repeated="242" table:style-name="ACE-64"/>
        </table:table-row>
        <table:table-row table:style-name="AROW-0" table:number-rows-repeated="2">
          <table:table-cell table:number-columns-repeated="256"/>
        </table:table-row>
        <table:table-row table:style-name="AROW-0">
          <table:table-cell table:number-columns-repeated="3" table:style-name="ACE-64"/>
          <table:table-cell table:number-columns-repeated="3" table:style-name="ACE-66"/>
          <table:table-cell table:style-name="ACE-64"/>
          <table:table-cell table:number-columns-repeated="3" table:style-name="ACE-66"/>
          <table:table-cell table:style-name="ACE-64"/>
          <table:table-cell table:number-columns-repeated="3" table:style-name="ACE-66"/>
          <table:table-cell table:style-name="ACE-64"/>
          <table:table-cell table:number-columns-repeated="3" table:style-name="ACE-66"/>
          <table:table-cell table:style-name="ACE-64"/>
          <table:table-cell table:number-columns-repeated="4" table:style-name="ACE-65"/>
          <table:table-cell table:number-columns-repeated="233" table:style-name="ACE-64"/>
        </table:table-row>
        <table:table-row table:style-name="AROW-0">
          <table:table-cell table:number-columns-repeated="7" table:style-name="ACE-64"/>
          <table:table-cell table:number-columns-repeated="3" table:style-name="ACE-66"/>
          <table:table-cell table:number-columns-repeated="9" table:style-name="ACE-64"/>
          <table:table-cell table:number-columns-repeated="4" table:style-name="ACE-65"/>
          <table:table-cell table:number-columns-repeated="233" table:style-name="ACE-64"/>
        </table:table-row>
        <table:table-row table:style-name="AROW-0" table:number-rows-repeated="3">
          <table:table-cell table:number-columns-repeated="19" table:style-name="ACE-64"/>
          <table:table-cell table:number-columns-repeated="3" table:style-name="ACE-66"/>
          <table:table-cell table:style-name="ACE-65"/>
          <table:table-cell table:number-columns-repeated="233" table:style-name="ACE-64"/>
        </table:table-row>
        <table:table-row table:style-name="AROW-0" table:number-rows-repeated="2">
          <table:table-cell table:number-columns-repeated="256"/>
        </table:table-row>
        <table:table-row table:style-name="AROW-0">
          <table:table-cell table:number-columns-repeated="3" table:style-name="ACE-64"/>
          <table:table-cell table:number-columns-repeated="3" table:style-name="ACE-73"/>
          <table:table-cell table:style-name="ACE-64"/>
          <table:table-cell table:number-columns-repeated="3" table:style-name="ACE-66"/>
          <table:table-cell table:number-columns-repeated="246" table:style-name="ACE-64"/>
        </table:table-row>
        <table:table-row table:style-name="AROW-0" table:number-rows-repeated="65490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109" table:style-name="ACOL-0"/>
        <table:table-column table:default-cell-style-name="ACE-109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10-22T11:34:58Z</dc:date>
    <meta:creation-date>2018-10-19T17:28:13Z</meta:creation-date>
    <meta:generator>gnumeric/1.12.28</meta:generator>
  </office:meta>
</office:document-meta>
</file>